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Dead man</text:h>
      <text:p text:style-name="Text_20_body">The dead man finds his way into our hearts<text:line-break/>by opening the door and walking in.</text:p>
      <text:p text:style-name="Text_20_body">He pours himself a drink, something like<text:line-break/>German cognac, from the mini-bar. He starts talking</text:p>
      <text:p text:style-name="Text_20_body">aimlessly about hunting or some bats he saw<text:line-break/>on the way over, wheeling around each other</text:p>
      <text:p text:style-name="Text_20_body">like x-rays around bones and soft tissue.<text:line-break/>The dead man can see x-rays now, he says,</text:p>
      <text:p text:style-name="Text_20_body">a perk of his condition.<text:line-break/>It's not so bad, he says, though</text:p>
      <text:p text:style-name="Text_20_body">he stops short of saying it's as good as<text:line-break/>being alive, an omission we can, ultimately,</text:p>
      <text:p text:style-name="Text_20_body">forgive. There's a short silence where nothing<text:line-break/>is said, we're just looking at him as he looks</text:p>
      <text:p text:style-name="Text_20_body">at the ceiling or through it. He looks good<text:line-break/>for being dead. We mention this to him</text:p>
      <text:p text:style-name="Text_20_body">but he just looks embarrassed. He mentions<text:line-break/>eels he saw in the aquarium earlier, how they knot</text:p>
      <text:p text:style-name="Text_20_body">while mating. For hours, it's just a huge mass<text:line-break/>of eel flesh, he says, undulating in the water.</text:p>
      <text:p text:style-name="Text_20_body">We nod, waiting for what he'll say next. He seems<text:line-break/>uncomfortable carrying the conversation, but we</text:p>
      <text:p text:style-name="Text_20_body">can't think of anything either. Now it's his turn<text:line-break/>to look at us, and ours to stare at the ceiling</text:p>
      <text:p text:style-name="Text_20_body">or wherever. Finally, we mention the knots we tied<text:line-break/>in Boy Scouts, especially the loop---a noose? he asks---</text:p>
      <text:p text:style-name="Text_20_body">but we say no, the one with the rabbit in its hole<text:line-break/>and the tree it goes around. The dead man</text:p>
      <text:p text:style-name="Text_20_body">knows that knot, he says, it's a good knot. But what<text:line-break/>he really likes is the rabbit, coming out of its hole</text:p>
      <text:p text:style-name="Text_20_body">in the morning, eating some grass, and a fox creeping<text:line-break/>out of its hiding place and chasing the rabbit around</text:p>
      <text:p text:style-name="Text_20_body">the tree, back into its hole, where it always ends up sa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d man</dc:title>
  </office:meta>
</office:document-meta>
</file>